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1" svg:font-family="OpenSymbol"/>
    <style:font-face style:name="OpenSymbol" svg:font-family="OpenSymbol, 'Arial Unicode MS'"/>
    <style:font-face style:name="Tahoma3" svg:font-family="Tahoma"/>
    <style:font-face style:name="Times New Roman1" svg:font-family="'Times New Roman'" style:font-family-generic="roma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language="ru" fo:country="RU"/>
    </style:style>
    <style:style style:name="P4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 style:list-style-name="L4">
      <style:paragraph-properties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Times New Roman1"/>
    </style:style>
    <style:style style:name="P11" style:family="paragraph" style:parent-style-name="Text_20_body" style:list-style-name="L4">
      <style:paragraph-properties fo:text-align="justify" style:justify-single-word="false"/>
      <style:text-properties fo:language="ru" fo:country="RU"/>
    </style:style>
    <style:style style:name="P12" style:family="paragraph" style:parent-style-name="Text_20_body" style:list-style-name="L5"/>
    <style:style style:name="P13" style:family="paragraph" style:parent-style-name="Text_20_body" style:list-style-name="L1">
      <style:paragraph-properties fo:margin-left="0cm" fo:margin-right="0cm" fo:text-align="justify" style:justify-single-word="false" fo:text-indent="-0.635cm" style:auto-text-indent="false"/>
    </style:style>
    <style:style style:name="P14" style:family="paragraph" style:parent-style-name="Text_20_body" style:list-style-name="L2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15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16" style:family="paragraph" style:parent-style-name="Text_20_body" style:list-style-name="L2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17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18" style:family="paragraph" style:parent-style-name="Heading_20_1">
      <style:paragraph-properties fo:text-align="justify" style:justify-single-word="false"/>
      <style:text-properties fo:language="ru" fo:country="RU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language="en" fo:country="US" fo:font-style="italic" fo:font-weight="bold" style:language-asian="en" style:country-asian="US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font-name="Times New Roman1"/>
    </style:style>
    <style:style style:name="T5" style:family="text">
      <style:text-properties style:use-window-font-color="true" style:text-outline="false" style:text-line-through-style="none" style:text-position="0% 100%" style:font-name="Tahoma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Слайд</text:h>
      <text:p text:style-name="P4"><text:span text:style-name="T1">Здравствуйте, уважаемые члены комиссии. Тема моей работы: «</text:span><text:span text:style-name="T2">Разработка веб-редактора формализованных электронных документов на основе технологии GWT</text:span><text:span text:style-name="T1">»</text:span></text:p>
      <text:h text:style-name="P18" text:outline-level="1">Слайд</text:h>
      <text:p text:style-name="Text_20_body">Развитие информационных технологий выдвинуло в наши дни такую отрасль, как создание Корпоративных Информационных Систем. Среди них особо выделяются системы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Text_20_body">Функции системы документооборота можно разделить на 2 группы:</text:p>
      <text:list xml:id="list32493233" text:style-name="L5">
        <text:list-item>
          <text:p text:style-name="P12">управление всем документооборотом в целом (какие документы куда направить и в какое состояние привести)</text:p>
          <text:p text:style-name="P12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12"><text:span text:style-name="T4">управление отдельным документом (создание, редактирование, просмотр, удаление)</text:span></text:p>
          <text:p text:style-name="P12"><text:span text:style-name="T4">Эти функции требуют формализации самого документа.</text:span></text:p>
        </text:list-item>
      </text:list>
      <text:p text:style-name="Text_20_body"><text:span text:style-name="T4">Одной из организаций, где востребована сегодня система документооборота, является Федеральная Таможенная Служба Российской Федерации (ФТС РФ). В рамках создаваемой для нее системы Электонного Декларирования Товаров и Транспортных Средств (ЭДТиТС) взаимодействуют 2 подсистемы: управления документооборотом таможенных органов (УДТО) и редактора электонных документов.</text:span></text:p>
      <text:p text:style-name="Text_20_body">Настоящая работа посвящена разработке подсистемы редактора формализованных электонных таможенных документов.</text:p>
      <text:h text:style-name="P18" text:outline-level="1">Слайд</text:h>
      <text:p text:style-name="P3">На этом слайде изложены требования, которые определят общий вид программного продукта, которые объединяют его с аналогичными редакторами других фирм-разработчиков.</text:p>
      <text:h text:style-name="P18" text:outline-level="1">Слайд</text:h>
      <text:p text:style-name="P3">На этом слайде изложены требования, которые должны выделить наш редактор среди аналогов, придать ему конкурентные преимущества.</text:p>
      <text:h text:style-name="P18" text:outline-level="1">Слайд</text:h>
      <text:p text:style-name="P5"><text:span text:style-name="T1">Среди основных требований к продукту — реализация его как веб-приложение на основе технологии </text:span><text:span text:style-name="T3">GWT. </text:span><text:span text:style-name="T1">Что это означает? Это означает, что в основу клиентской части приложения ляжет </text:span><text:span text:style-name="T3">AJAX-</text:span><text:span text:style-name="T1">фреймворк.</text:span></text:p>
      <text:p text:style-name="P5"><text:span text:style-name="T1">О том, что такое </text:span><text:span text:style-name="T3">AJAX, </text:span><text:span text:style-name="T1">уже десятки раз сказано и пересказано в защитах всевозможных работ. О том, что хотя подход этот возник и не вчера, но что он является пока передовым, все знают. О том, что хотя по этой теме написано множество книг, этому понятию, все же, многие затрудняются дать четкое определение, тоже все знают. Знают все и о том, наконец, что тот из разработчиков, кто первым применит в своей области </text:span><text:span text:style-name="T3">AJAX-</text:span><text:span text:style-name="T1">технологию, на какое-то время получит ощутимое конкурентное преимущество.</text:span></text:p>
      <text:p text:style-name="P5"><text:span text:style-name="T1">И, тем не менее, столкнувшись впервые с разработкой </text:span><text:span text:style-name="T3">AJAX-</text:span><text:span text:style-name="T1">приложения, нужно было разобраться в основах. </text:span></text:p>
      <text:p text:style-name="P5"><text:span text:style-name="T1">В чем основная особенность </text:span><text:span text:style-name="T3">AJAX(Asyncronous JavaScript And XML)? </text:span><text:span text:style-name="T1">В том, что </text:span><text:soft-page-break/><text:span text:style-name="T1">взаимодействие клиента и сервера происходит асинхронно, а не синхронно, как раньше. В противоположность старому способу взаимодействия, заставлявшему клиента ждать ответа сервера и требовавшему обновления всей страницы, новый способ освобождает клиента от этого. В сочетании с широким использованием </text:span><text:span text:style-name="T3">JavaScript </text:span><text:span text:style-name="T1">на странице, это означает не только </text:span><text:span text:style-name="T1">обновление пользовательских данных в полях редактирования, но и обновление структуры страницы. Это дает веб-интерфейсу почти такие же возможности, как и интерфейсу настольных приложений. Это позволяет предоставить пользователю большие удобства в использовании приложения.</text:span></text:p>
      <text:p text:style-name="P3">Не случайно теперь перевод в веб офисных сред редактирования документов и сред программирования стал лишь вопросом времени.</text:p>
      <text:h text:style-name="P18" text:outline-level="1">Слайд</text:h>
      <text:p text:style-name="P7"><text:span text:style-name="T1">Среди прочих </text:span><text:span text:style-name="T3">AJAX</text:span><text:span text:style-name="T1">-технологий особо выделяется </text:span><text:span text:style-name="T3">Google Web Toolkit. </text:span><text:span text:style-name="T1">Являясь фреймворком, каркасом для создания приложений, он содержит</text:span></text:p>
      <text:list xml:id="list33190137" text:style-name="L2">
        <text:list-item>
          <text:p text:style-name="P14"><text:span text:style-name="T1">компилятор </text:span><text:span text:style-name="T3">java </text:span><text:span text:style-name="T1">в </text:span><text:span text:style-name="T3">javaScript</text:span></text:p>
        </text:list-item>
        <text:list-item>
          <text:p text:style-name="P16">библиотеку, эмулирующую стандартные типы <text:span text:style-name="T3">java</text:span></text:p>
        </text:list-item>
        <text:list-item>
          <text:p text:style-name="P16">библиотеку элементов графического интерфейса</text:p>
        </text:list-item>
        <text:list-item>
          <text:p text:style-name="P16">среду исполнения, позволяющую производить полноценную отладку <text:span text:style-name="T3">java-</text:span>кода</text:p>
        </text:list-item>
      </text:list>
      <text:p text:style-name="P6">Позволяя писать на <text:span text:style-name="T3">Java, </text:span>вместо <text:span text:style-name="T3">Html </text:span>и <text:span text:style-name="T3">JavaScript, </text:span>технология облегчает труд:</text:p>
      <text:list xml:id="list33183049" text:style-name="L3">
        <text:list-item>
          <text:p text:style-name="P17">статической типизацией</text:p>
        </text:list-item>
        <text:list-item>
          <text:p text:style-name="P17">использованием полиморфизма</text:p>
        </text:list-item>
        <text:list-item>
          <text:p text:style-name="P17">возможностью полноценной отладки</text:p>
        </text:list-item>
        <text:list-item>
          <text:p text:style-name="P15"><text:span text:style-name="T1">тесным взаимодействием клиентского кода и серверного, написанных на </text:span><text:span text:style-name="T3">Java</text:span></text:p>
        </text:list-item>
      </text:list>
      <text:h text:style-name="P18" text:outline-level="1">Слайд</text:h>
      <text:p text:style-name="P3">Задача сервера в нашем приложении — централизованно хранить, разбирать и валидировать документы по схеме. Если основная технология построения клиента была регламентирована, то основную технологию построения сервера придется выбрать. Критерии выбора представлены на слайде.</text:p>
      <text:h text:style-name="P18" text:outline-level="1">Слайд</text:h>
      <text:p text:style-name="P5"><text:span text:style-name="T1">Простейшая технологиея работы с </text:span><text:span text:style-name="T3">XML-</text:span><text:span text:style-name="T1">документами — </text:span><text:span text:style-name="T3">DOM. </text:span><text:span text:style-name="T1">Стандартная библиотека классов по спецификации </text:span><text:span text:style-name="T3">W3C </text:span><text:span text:style-name="T1">преобразует документ в набор объектов заданных спецификацией типов. </text:span></text:p>
      <text:p text:style-name="P3">Достоинства: простота для небольших задач. </text:p>
      <text:p text:style-name="P3">Недостатки: хранение в БД только целиком, валидация только целиком.</text:p>
      <text:h text:style-name="P18" text:outline-level="1">Слайд</text:h>
      <text:p text:style-name="P3">Многие, за недостаточностью <text:span text:style-name="T3">DOM-</text:span>парсера, пытались создать, используя концепцию <text:span text:style-name="T3">JavaBeans – </text:span>специально создаваемых классов, подчиняющихся общим правилам. Применительно к разбору <text:span text:style-name="T3">XML </text:span>это означает</text:p>
      <text:list xml:id="list33172943" text:style-name="L4">
        <text:list-item>
          <text:p text:style-name="P11">т.н. маршаллизацию (разбор) документа в объекты заранее сгенерированных по схеме классов</text:p>
        </text:list-item>
        <text:list-item>
          <text:p text:style-name="P9"><text:span text:style-name="T1">работу с объектами, как с обычными объектами </text:span><text:span text:style-name="T3">Java</text:span></text:p>
        </text:list-item>
        <text:list-item>
          <text:p text:style-name="P11">и демаршаллизацию их обратно по окончании работы</text:p>
        </text:list-item>
      </text:list>
      <text:p text:style-name="P3">Разработанные порознь, они удовлетворяют одним поставленным нами критериям и не удовлетворяют другим. Это будет сведено в таблицу на следующих слайдах.</text:p>
      <text:h text:style-name="P18" text:outline-level="1"><text:soft-page-break/>Слайд</text:h>
      <text:p text:style-name="P5"><text:span text:style-name="T1">Особняком стоит </text:span><text:span text:style-name="T3">Eclipse Modeling Framework. </text:span><text:span text:style-name="T1">Разработанный во всей полноте </text:span><text:span text:style-name="T3">IBM </text:span><text:span text:style-name="T1">и </text:span><text:span text:style-name="T3">Eclipse Community, </text:span><text:span text:style-name="T1">он представляет собой набор утилит для генерации кода и библиотеку классов для моделирования с собственной рефлексией, более глубокой, чем стандартная </text:span><text:span text:style-name="T3">Java. </text:span><text:span text:style-name="T1">Все это </text:span><text:span text:style-name="T1">поддержано средой разработки </text:span><text:span text:style-name="T3">Eclipse. </text:span></text:p>
      <text:p text:style-name="P3">Достоинства: удовлетворяет всем критериям</text:p>
      <text:p text:style-name="P3">Недостатки: большой набор зависимостей, на момент начала разработки редактора невозможность переноса на клиентскую сторону.</text:p>
      <text:h text:style-name="P18" text:outline-level="1">Слайд</text:h>
      <text:p text:style-name="P5"><text:span text:style-name="T1">Сопоставив все критерии, выбираем </text:span><text:span text:style-name="T3">EMF =)</text:span></text:p>
      <text:h text:style-name="P18" text:outline-level="1">Слайд</text:h>
      <text:p text:style-name="P3">От теории перейдем к практике. Проектируя систему, нужно решить 2 задачи: спроектировать клиентскую часть и серверную, заставив их правильно взаимодействовать.</text:p>
      <text:p text:style-name="P3">Модули, которые можно выделить в серверной части, с учетом взаимодействия с Порталом Декларанта, изображены на схеме.</text:p>
      <text:h text:style-name="P18" text:outline-level="1">Слайд</text:h>
      <text:p text:style-name="P3"><text:span text:style-name="T1">Модули, которые можно выделить в клиентской части, с учетом взаимодействия с серверной частью, изображены на схеме. Отметим, что модуль отрисовки страниц должен отрисовывать целый набор страниц, заданных спецификацией. Они имеют множество полей (до 300), которые располагаются нетривиально. Все это требует введения в проект системы «декларативный язык-кодогенератор-</text:span><text:span text:style-name="T3">java-</text:span>код для <text:span text:style-name="T3">GWT</text:span><text:span text:style-name="T1">»</text:span><text:span text:style-name="T3">. </text:span>Его место показывает следующий слайд.</text:p>
      <text:h text:style-name="P18" text:outline-level="1">Слайд</text:h>
      <text:p text:style-name="P5"><text:span text:style-name="T1">Описание страницы должно не только наглядно устанавливать местоположение каждого элемента управления, но и привязывать его к заданному полю документа на сервере. Язык для такого описания можно получить, расширив стандартный </text:span><text:span text:style-name="T3">HTML </text:span><text:span text:style-name="T1">элементами и атрибутами для описания взаимодействия с полями и описания нестандартных элементов управления. Т.о. на основе стандартного </text:span><text:span text:style-name="T3">HTML-</text:span><text:span text:style-name="T1">парсера был написан кодогенератор. Место, которое он занял в создании приложения, — показано на этой схеме.</text:span></text:p>
      <text:h text:style-name="P18" text:outline-level="1">Слайд</text:h>
      <text:p text:style-name="P3">Общий вид приложения</text:p>
      <text:h text:style-name="P18" text:outline-level="1">Слайд</text:h>
      <text:p text:style-name="P3">Пример более сложных элементов — всплывающих окон для редактирования множественных элементов документа</text:p>
      <text:h text:style-name="P18" text:outline-level="1">Слайд</text:h>
      <text:p text:style-name="P2">Подведем итог. Каковы результаты проделанной работы?</text:p>
      <text:p text:style-name="P1"><text:span text:style-name="T1">В ближайшие полгода ожидается внедрение разработанного продукта в составе системы ЭД</text:span><text:span text:style-name="T1"><office:annotation><dc:creator>eav eav</dc:creator><dc:date>2009-01-26T13:56:44.61</dc:date><text:p text:style-name="P19"><text:span text:style-name="T5">Внедрение где?</text:span></text:p></office:annotation></text:span></text:p>
      <text:p text:style-name="P2">Спасибо за внимание, пожалуйста, задавайте вопро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/>
    <style:font-face style:name="OpenSymbol" svg:font-family="OpenSymbol, 'Arial Unicode MS'"/>
    <style:font-face style:name="Tahoma3" svg:font-family="Tahoma"/>
    <style:font-face style:name="Times New Roman1" svg:font-family="'Times New Roman'" style:font-family-generic="roma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lyt-darkblue_7e_LT_7e_Gliederung_20_1" style:display-name="lyt-darkblue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lyt-darkblue_7e_LT_7e_Gliederung_20_2" style:display-name="lyt-darkblue~LT~Gliederung 2" style:family="paragraph" style:parent-style-name="lyt-darkblue_7e_LT_7e_Gliederung_20_1">
      <style:paragraph-properties fo:margin-top="0cm" fo:margin-bottom="0.4cm"/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-top="0cm" fo:margin-bottom="0.3cm"/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paragraph-properties fo:margin-top="0cm" fo:margin-bottom="0.199cm"/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>
      <style:paragraph-properties fo:margin-top="0cm" fo:margin-bottom="0.101cm"/>
    </style:style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darkblue_7e_LT_7e_Untertitel" style:display-name="lyt-darkblu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darkblue_7e_LT_7e_Notizen" style:display-name="lyt-darkblu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darkblue_7e_LT_7e_Hintergrundobjekte" style:display-name="lyt-darkblue~LT~Hintergrundobjekte" style:family="paragraph">
      <style:paragraph-properties style:text-autospace="none"/>
      <style:text-properties style:letter-kerning="true"/>
    </style:style>
    <style:style style:name="lyt-darkblue_7e_LT_7e_Hintergrund" style:display-name="lyt-darkblu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top="0cm" fo:margin-bottom="0.4cm"/>
      <style:text-properties fo:font-size="28pt" style:font-size-asian="28pt" style:font-size-complex="2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6T11:47:47.96</meta:creation-date>
    <meta:generator>OpenOffice.org/3.0$Win32 OpenOffice.org_project/300m9$Build-9358</meta:generator>
    <dc:date>2009-01-27T13:07:57.31</dc:date>
    <dc:creator>eav eav</dc:creator>
    <meta:editing-duration>PT02H32M52S</meta:editing-duration>
    <meta:editing-cycles>84</meta:editing-cycles>
    <meta:document-statistic meta:table-count="0" meta:image-count="0" meta:object-count="0" meta:page-count="3" meta:paragraph-count="65" meta:word-count="943" meta:character-count="7174"/>
    <meta:user-defined meta:name="Поле 1"/>
    <meta:user-defined meta:name="Поле 2"/>
    <meta:user-defined meta:name="Поле 3"/>
    <meta:user-defined meta:name="Поле 4"/>
  </office:meta>
</office:document-meta>
</file>